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rderContextImpl.markVerified( Invocatio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rderContextImpl.isVerified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